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faac" officeooo:paragraph-rsid="0018faac"/>
    </style:style>
    <style:style style:name="P2" style:family="paragraph" style:parent-style-name="Standard">
      <style:text-properties officeooo:rsid="001a85b7" officeooo:paragraph-rsid="001a85b7"/>
    </style:style>
    <style:style style:name="P3" style:family="paragraph" style:parent-style-name="Standard">
      <style:text-properties fo:font-weight="bold" officeooo:rsid="001a85b7" officeooo:paragraph-rsid="001a85b7" style:font-weight-asian="bold" style:font-weight-complex="bold"/>
    </style:style>
    <style:style style:name="P4" style:family="paragraph" style:parent-style-name="Standard">
      <style:text-properties fo:font-weight="bold" officeooo:rsid="001a85b7" officeooo:paragraph-rsid="001b93cb" style:font-weight-asian="bold" style:font-weight-complex="bold"/>
    </style:style>
    <style:style style:name="P5" style:family="paragraph" style:parent-style-name="Standard">
      <style:text-properties fo:font-weight="bold" officeooo:rsid="001c157e" officeooo:paragraph-rsid="001c157e" style:font-weight-asian="bold" style:font-weight-complex="bold"/>
    </style:style>
    <style:style style:name="P6" style:family="paragraph" style:parent-style-name="Standard">
      <style:text-properties fo:font-weight="bold" officeooo:paragraph-rsid="001c157e"/>
    </style:style>
    <style:style style:name="P7" style:family="paragraph" style:parent-style-name="Standard">
      <style:paragraph-properties style:line-height-at-least="0.503cm"/>
      <style:text-properties fo:color="#f6f6f4" style:font-name="Droid Sans Mono" fo:font-size="10.5pt" fo:font-weight="normal" fo:background-color="#282a36"/>
    </style:style>
    <style:style style:name="P8" style:family="paragraph" style:parent-style-name="Standard">
      <style:text-properties fo:color="#f6f6f4" style:font-name="Droid Sans Mono" fo:font-size="10.5pt" fo:font-weight="normal" officeooo:rsid="001a85b7" officeooo:paragraph-rsid="001b93cb" fo:background-color="#282a36" style:font-weight-asian="bold" style:font-weight-complex="bold"/>
    </style:style>
    <style:style style:name="T1" style:family="text">
      <style:text-properties officeooo:rsid="001b93cb"/>
    </style:style>
    <style:style style:name="T2" style:family="text">
      <style:text-properties fo:color="#f6f6f4" style:font-name="Droid Sans Mono" fo:font-size="10.5pt" fo:font-weight="normal" fo:background-color="#282a36" loext:char-shading-value="0"/>
    </style:style>
    <style:style style:name="T3" style:family="text">
      <style:text-properties officeooo:rsid="001c157e" style:font-weight-asian="bold" style:font-weight-complex="bold"/>
    </style:style>
    <style:style style:name="T4" style:family="text">
      <style:text-properties fo:color="#f286c4"/>
    </style:style>
    <style:style style:name="T5" style:family="text">
      <style:text-properties fo:color="#62e884"/>
    </style:style>
    <style:style style:name="T6" style:family="text">
      <style:text-properties fo:color="#ffb86c" fo:font-style="italic"/>
    </style:style>
    <style:style style:name="T7" style:family="text">
      <style:text-properties fo:color="#dee492"/>
    </style:style>
    <style:style style:name="T8" style:family="text">
      <style:text-properties fo:color="#e7ee98"/>
    </style:style>
    <style:style style:name="T9" style:family="text">
      <style:text-properties fo:color="#bf9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LA 10: <text:span text:style-name="T1">v-onc v-html</text:span></text:p>
      <text:p text:style-name="P3"/>
      <text:p text:style-name="P1">DIRETIVA V-ONCE, MOSTRA A VARIÁVEL APENAS UMA VEZ, A PARTIR DAI A VARIÁVEL TORNA-SE IMUTÁVEL.</text:p>
      <text:p text:style-name="P1"/>
      <text:p text:style-name="P2">DIRETIVA V-HTML, COMPILA UMA VARIÁVEL COM VALOR HTML, PARA ASSIM MOSTRAR O HTML ATRAVÉS DO VUEJS</text:p>
      <text:p text:style-name="P2"/>
      <text:p text:style-name="P4">AULA 1<text:span text:style-name="T1">1</text:span>: <text:span text:style-name="T1">trabalhando com filtro</text:span></text:p>
      <text:p text:style-name="P4"/>
      <text:p text:style-name="P6"><text:span text:style-name="T3">a propriedade </text:span><text:span text:style-name="T2">filters</text:span></text:p>
      <text:p text:style-name="P5">do Vuejs</text:p>
      <text:p text:style-name="P4"/>
      <text:p text:style-name="P8">filters<text:span text:style-name="T4">:</text:span>{</text:p>
      <text:p text:style-name="P7"><text:span text:style-name="T5">TrataValor</text:span><text:span text:style-name="T4">:</text:span> <text:span text:style-name="T4">function</text:span>(<text:span text:style-name="T6">valor</text:span>) {</text:p>
      <text:p text:style-name="P7"><text:span text:style-name="T4">return</text:span> (<text:span text:style-name="T7">'</text:span><text:span text:style-name="T8">R$: </text:span><text:span text:style-name="T7">'</text:span><text:span text:style-name="T4">+</text:span>(<text:span text:style-name="T6">valor</text:span>).<text:span text:style-name="T5">toFixed</text:span>(<text:span text:style-name="T9">2</text:span>)).<text:span text:style-name="T5">replace</text:span>(<text:span text:style-name="T7">'</text:span><text:span text:style-name="T8">.</text:span><text:span text:style-name="T7">'</text:span>,<text:span text:style-name="T7">'</text:span><text:span text:style-name="T8">,</text:span><text:span text:style-name="T7">'</text:span>);</text:p>
      <text:p text:style-name="P7">}</text:p>
      <text:p text:style-name="P4"/>
      <text:p text:style-name="P4"/>
      <text:p text:style-name="P8">&lt;<text:span text:style-name="T4">p</text:span>&gt;{{23.983475235 | TrataValor}} &lt;/<text:span text:style-name="T4">p</text:span>&gt;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5:50:50.484942000</meta:creation-date>
    <dc:date>2020-05-07T16:51:09.057471873</dc:date>
    <meta:editing-duration>PT50M1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57" meta:character-count="399" meta:non-whitespace-character-count="352"/>
  </office:meta>
</office:document-meta>
</file>